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a4c" officeooo:paragraph-rsid="00084a4c"/>
    </style:style>
    <style:style style:name="P2" style:family="paragraph" style:parent-style-name="Standard">
      <style:text-properties officeooo:paragraph-rsid="00084a4c"/>
    </style:style>
    <style:style style:name="P3" style:family="paragraph" style:parent-style-name="Standard">
      <style:text-properties officeooo:rsid="00099a25" officeooo:paragraph-rsid="00099a25"/>
    </style:style>
    <style:style style:name="T1" style:family="text">
      <style:text-properties officeooo:rsid="00084a4c"/>
    </style:style>
    <style:style style:name="T2" style:family="text">
      <style:text-properties officeooo:rsid="00099a25"/>
    </style:style>
    <style:style style:name="T3" style:family="text">
      <style:text-properties officeooo:rsid="000d0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i </text:span>Tomasz,</text:p>
      <text:p text:style-name="P1">I was going to recommend Daido Moriyama for the daily Photosnack, however, someone else beat me to it!</text:p>
      <text:p text:style-name="P1">So I am going to recommend myself:</text:p>
      <text:p text:style-name="P1"><text:span text:style-name="T3">Just after </text:span>start<text:span text:style-name="T3">ing</text:span> photography as a hobby in 2016, I saw the film ‘Finding Vivian Maier.’ I immediately thought “That’s what I want to do.” So I began to practice and research street photography. <text:span text:style-name="T2">I recently created a website to show my family and friends some of my photo projects.</text:span></text:p>
      <text:p text:style-name="P3"><text:a xlink:type="simple" xlink:href="https://garygoodacre.github.io/" text:style-name="Internet_20_link" text:visited-style-name="Visited_20_Internet_20_Link">https://garygoodacre.github.io</text:a></text:p>
      <text:p text:style-name="P3">Please let me know if you think it would be suitable for a Photosnack issue.</text:p>
      <text:p text:style-name="P3">I think it might be <text:span text:style-name="T3">interesting</text:span> for your audience to see the work of someone similar to themselves: an amateur who has been on a photographic journey.</text:p>
      <text:p text:style-name="P3">Each project has an explanation as the first image.</text:p>
      <text:p text:style-name="P3">Kind regards</text:p>
      <text:p text:style-name="P3">Gary Goodac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21:19.968108450</meta:creation-date>
    <dc:date>2025-02-25T11:04:56.670273761</dc:date>
    <meta:editing-duration>PT31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33" meta:character-count="760" meta:non-whitespace-character-count="637"/>
  </office:meta>
</office:document-meta>
</file>